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4"/>
    <style:style style:name="P2" style:family="paragraph" style:parent-style-name="Quotations" style:list-style-name="L14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 El <text:span text:style-name="Strong_20_Emphasis">20 — Límites de autonomía</text:span> es un cierre potentísimo porque toca el corazón de lo que significa ser un sistema inteligente en un universo físico:<text:line-break/>no solo <text:span text:style-name="Emphasis">qué puede hacer</text:span>, sino <text:span text:style-name="Emphasis">qué puede decidir por sí mismo</text:span>.</text:p>
      <text:p text:style-name="Text_20_body">Este límite es profundo porque no depende solo de energía, información o acción; depende de <text:span text:style-name="Strong_20_Emphasis">la relación entre el sistema y su entorno</text:span>, entre <text:span text:style-name="Strong_20_Emphasis">lo interno y lo externo</text:span>, entre <text:span text:style-name="Strong_20_Emphasis">lo que controla y lo que lo controla</text:span>.</text:p>
      <text:p text:style-name="Text_20_body">Vamos a desarrollarlo con la misma claridad y rigor que los anteriores.</text:p>
      <text:p text:style-name="Horizontal_20_Line"/>
      <text:h text:style-name="Heading_20_1" text:outline-level="1"><text:span text:style-name="Strong_20_Emphasis">20 — LÍMITES DE AUTONOMÍA</text:span></text:h>
      <text:p text:style-name="Text_20_body"><text:span text:style-name="Emphasis">(versión lógica, no biológica)</text:span></text:p>
      <text:h text:style-name="Heading_20_2" text:outline-level="2">1. Qué significa el límite de autonomía, lógicamente</text:h>
      <text:p text:style-name="Text_20_body">En cualquier sistema inteligente:</text:p>
      <text:list xml:id="list2244920284" text:style-name="L1">
        <text:list-item>
          <text:p text:style-name="P4">No puede controlar todas las variables del entorno. </text:p>
        </text:list-item>
        <text:list-item>
          <text:p text:style-name="P4">No puede controlar todas las variables internas. </text:p>
        </text:list-item>
        <text:list-item>
          <text:p text:style-name="P4">No puede actuar sin restricciones externas. </text:p>
        </text:list-item>
        <text:list-item>
          <text:p text:style-name="P4">No puede actuar sin restricciones internas. </text:p>
        </text:list-item>
        <text:list-item>
          <text:p text:style-name="P4">No puede decidir sin información limitada. </text:p>
        </text:list-item>
        <text:list-item>
          <text:p text:style-name="P4">No puede decidir sin recursos limitados. </text:p>
        </text:list-item>
        <text:list-item>
          <text:p text:style-name="P4">No puede decidir sin depender de condiciones externas. </text:p>
        </text:list-item>
        <text:list-item>
          <text:p text:style-name="P4">No puede decidir sin depender de su propia arquitectura. </text:p>
        </text:list-item>
        <text:list-item>
          <text:p text:style-name="P4">No puede decidir sin depender de su historia. </text:p>
        </text:list-item>
        <text:list-item>
          <text:p text:style-name="P3">No puede decidir sin depender de sus propósitos (que ya son limitados). </text:p>
        </text:list-item>
      </text:list>
      <text:p text:style-name="Text_20_body">En términos lógicos:</text:p>
      <text:p text:style-name="Quotations"><text:span text:style-name="Strong_20_Emphasis">Ningún sistema puede ser completamente autónomo.<text:line-break/>Toda autonomía es parcial, contextual, limitada y dependiente.</text:span></text:p>
      <text:p text:style-name="Text_20_body">Este límite es tan profundo como el de identidad o propósito.</text:p>
      <text:p text:style-name="Horizontal_20_Line"/>
      <text:h text:style-name="Heading_20_1" text:outline-level="1">2. Cómo restringe esto la inteligencia de un sistema</text:h>
      <text:p text:style-name="Text_20_body">El límite de autonomía afecta a varios aspectos fundamentales:</text:p>
      <text:h text:style-name="Heading_20_3" text:outline-level="3"><text:soft-page-break/><text:span text:style-name="Strong_20_Emphasis">2.1. Dependencia del entorno</text:span></text:h>
      <text:p text:style-name="Text_20_body">El sistema depende de:</text:p>
      <text:list xml:id="list1943674163" text:style-name="L2">
        <text:list-item>
          <text:p text:style-name="P6">energía </text:p>
        </text:list-item>
        <text:list-item>
          <text:p text:style-name="P6">materia </text:p>
        </text:list-item>
        <text:list-item>
          <text:p text:style-name="P6">información </text:p>
        </text:list-item>
        <text:list-item>
          <text:p text:style-name="P6">estabilidad </text:p>
        </text:list-item>
        <text:list-item>
          <text:p text:style-name="P5">condiciones externas </text:p>
        </text:list-item>
      </text:list>
      <text:p text:style-name="Text_20_body">No existe autonomía absoluta.</text:p>
      <text:p text:style-name="Horizontal_20_Line"/>
      <text:h text:style-name="Heading_20_3" text:outline-level="3"><text:span text:style-name="Strong_20_Emphasis">2.2. Dependencia de la arquitectura interna</text:span></text:h>
      <text:p text:style-name="Text_20_body">El sistema solo puede decidir dentro de:</text:p>
      <text:list xml:id="list941070322" text:style-name="L3">
        <text:list-item>
          <text:p text:style-name="P8">su espacio de representaciones </text:p>
        </text:list-item>
        <text:list-item>
          <text:p text:style-name="P8">sus capacidades de acción </text:p>
        </text:list-item>
        <text:list-item>
          <text:p text:style-name="P8">sus límites de percepción </text:p>
        </text:list-item>
        <text:list-item>
          <text:p text:style-name="P7">sus módulos disponibles </text:p>
        </text:list-item>
      </text:list>
      <text:p text:style-name="Text_20_body">No existe autonomía fuera de la propia estructura.</text:p>
      <text:p text:style-name="Horizontal_20_Line"/>
      <text:h text:style-name="Heading_20_3" text:outline-level="3"><text:span text:style-name="Strong_20_Emphasis">2.3. Dependencia de la historia</text:span></text:h>
      <text:p text:style-name="Text_20_body">La autonomía está condicionada por:</text:p>
      <text:list xml:id="list2661383755" text:style-name="L4">
        <text:list-item>
          <text:p text:style-name="P10">lo aprendido </text:p>
        </text:list-item>
        <text:list-item>
          <text:p text:style-name="P10">lo olvidado </text:p>
        </text:list-item>
        <text:list-item>
          <text:p text:style-name="P10">lo reforzado </text:p>
        </text:list-item>
        <text:list-item>
          <text:p text:style-name="P10">lo inhibido </text:p>
        </text:list-item>
        <text:list-item>
          <text:p text:style-name="P9">lo que ha funcionado antes </text:p>
        </text:list-item>
      </text:list>
      <text:p text:style-name="Text_20_body">No existe autonomía sin trayectoria.</text:p>
      <text:p text:style-name="Horizontal_20_Line"/>
      <text:h text:style-name="Heading_20_3" text:outline-level="3"><text:span text:style-name="Strong_20_Emphasis">2.4. Dependencia de los propósitos</text:span></text:h>
      <text:p text:style-name="Text_20_body">El sistema no puede actuar sin metas.<text:line-break/>Pero las metas están limitadas por:</text:p>
      <text:list xml:id="list2362793179" text:style-name="L5">
        <text:list-item>
          <text:p text:style-name="P12">recursos </text:p>
        </text:list-item>
        <text:list-item>
          <text:p text:style-name="P12">incertidumbre </text:p>
        </text:list-item>
        <text:list-item>
          <text:p text:style-name="P12">identidad </text:p>
        </text:list-item>
        <text:list-item>
          <text:p text:style-name="P12">representación </text:p>
        </text:list-item>
        <text:list-item>
          <text:p text:style-name="P11">coordinación </text:p>
        </text:list-item>
      </text:list>
      <text:p text:style-name="Text_20_body"><text:soft-page-break/>No existe autonomía sin restricciones internas.</text:p>
      <text:p text:style-name="Horizontal_20_Line"/>
      <text:h text:style-name="Heading_20_3" text:outline-level="3"><text:span text:style-name="Strong_20_Emphasis">2.5. Dependencia de otros sistemas</text:span></text:h>
      <text:p text:style-name="Text_20_body">En sistemas distribuidos:</text:p>
      <text:list xml:id="list4022677139" text:style-name="L6">
        <text:list-item>
          <text:p text:style-name="P14">la autonomía de un módulo depende de otros </text:p>
        </text:list-item>
        <text:list-item>
          <text:p text:style-name="P14">la cooperación es necesaria </text:p>
        </text:list-item>
        <text:list-item>
          <text:p text:style-name="P13">la independencia absoluta es imposible </text:p>
        </text:list-item>
      </text:list>
      <text:p text:style-name="Horizontal_20_Line"/>
      <text:h text:style-name="Heading_20_3" text:outline-level="3"><text:span text:style-name="Strong_20_Emphasis">2.6. Autonomía limitada por el riesgo</text:span></text:h>
      <text:p text:style-name="Text_20_body">Actuar implica riesgo.<text:line-break/>El sistema debe limitar su autonomía para no autodestruirse.</text:p>
      <text:p text:style-name="Horizontal_20_Line"/>
      <text:h text:style-name="Heading_20_3" text:outline-level="3"><text:span text:style-name="Strong_20_Emphasis">2.7. Autonomía limitada por el tiempo</text:span></text:h>
      <text:p text:style-name="Text_20_body">No puede decidir todo.<text:line-break/>Debe delegar, automatizar, simplificar.</text:p>
      <text:p text:style-name="Horizontal_20_Line"/>
      <text:h text:style-name="Heading_20_1" text:outline-level="1">3. Qué arquitectura minimiza el impacto del límite de autonomía</text:h>
      <text:p text:style-name="Text_20_body">Aquí viene la parte clave:<text:line-break/><text:span text:style-name="Strong_20_Emphasis">si la autonomía perfecta es imposible,<text:line-break/>¿cómo debe organizarse un sistema para tener autonomía útil, estable y adaptativa?</text:span></text:p>
      <text:p text:style-name="Text_20_body">La arquitectura óptima tiene varias propiedades.</text:p>
      <text:p text:style-name="Horizontal_20_Line"/>
      <text:h text:style-name="Heading_20_3" text:outline-level="3"><text:span text:style-name="Strong_20_Emphasis">3.1. Autonomía distribuida</text:span></text:h>
      <text:p text:style-name="Text_20_body">No un único centro que decide todo, sino:</text:p>
      <text:list xml:id="list380132965" text:style-name="L7">
        <text:list-item>
          <text:p text:style-name="P16">módulos autónomos </text:p>
        </text:list-item>
        <text:list-item>
          <text:p text:style-name="P16">decisiones locales </text:p>
        </text:list-item>
        <text:list-item>
          <text:p text:style-name="P16">control descentralizado </text:p>
        </text:list-item>
        <text:list-item>
          <text:p text:style-name="P15">independencia parcial </text:p>
        </text:list-item>
      </text:list>
      <text:p text:style-name="Text_20_body">Esto reduce la carga de un único punto.</text:p>
      <text:p text:style-name="Horizontal_20_Line"/>
      <text:h text:style-name="Heading_20_3" text:outline-level="3"><text:soft-page-break/><text:span text:style-name="Strong_20_Emphasis">3.2. Autonomía jerárquica</text:span></text:h>
      <text:p text:style-name="Text_20_body">Distintos niveles de autonomía:</text:p>
      <text:list xml:id="list2347362234" text:style-name="L8">
        <text:list-item>
          <text:p text:style-name="P18">reflejos locales </text:p>
        </text:list-item>
        <text:list-item>
          <text:p text:style-name="P18">decisiones tácticas </text:p>
        </text:list-item>
        <text:list-item>
          <text:p text:style-name="P18">decisiones estratégicas </text:p>
        </text:list-item>
        <text:list-item>
          <text:p text:style-name="P17">metas de alto nivel </text:p>
        </text:list-item>
      </text:list>
      <text:p text:style-name="Text_20_body">Esto permite flexibilidad sin caos.</text:p>
      <text:p text:style-name="Horizontal_20_Line"/>
      <text:h text:style-name="Heading_20_3" text:outline-level="3"><text:span text:style-name="Strong_20_Emphasis">3.3. Autonomía condicionada</text:span></text:h>
      <text:p text:style-name="Text_20_body">El sistema debe:</text:p>
      <text:list xml:id="list4269587889" text:style-name="L9">
        <text:list-item>
          <text:p text:style-name="P20">actuar cuando puede </text:p>
        </text:list-item>
        <text:list-item>
          <text:p text:style-name="P20">delegar cuando debe </text:p>
        </text:list-item>
        <text:list-item>
          <text:p text:style-name="P20">detenerse cuando es peligroso </text:p>
        </text:list-item>
        <text:list-item>
          <text:p text:style-name="P19">adaptarse cuando cambia el entorno </text:p>
        </text:list-item>
      </text:list>
      <text:p text:style-name="Horizontal_20_Line"/>
      <text:h text:style-name="Heading_20_3" text:outline-level="3"><text:span text:style-name="Strong_20_Emphasis">3.4. Autonomía adaptativa</text:span></text:h>
      <text:p text:style-name="Text_20_body">La autonomía no es fija:</text:p>
      <text:list xml:id="list1195387613" text:style-name="L10">
        <text:list-item>
          <text:p text:style-name="P22">aumenta con experiencia </text:p>
        </text:list-item>
        <text:list-item>
          <text:p text:style-name="P22">disminuye con incertidumbre </text:p>
        </text:list-item>
        <text:list-item>
          <text:p text:style-name="P21">se reorganiza con el tiempo </text:p>
        </text:list-item>
      </text:list>
      <text:p text:style-name="Horizontal_20_Line"/>
      <text:h text:style-name="Heading_20_3" text:outline-level="3"><text:span text:style-name="Strong_20_Emphasis">3.5. Autonomía basada en invariantes</text:span></text:h>
      <text:p text:style-name="Text_20_body">Para evitar caos:</text:p>
      <text:list xml:id="list1268185669" text:style-name="L11">
        <text:list-item>
          <text:p text:style-name="P24">el sistema mantiene principios estables </text:p>
        </text:list-item>
        <text:list-item>
          <text:p text:style-name="P24">límites internos </text:p>
        </text:list-item>
        <text:list-item>
          <text:p text:style-name="P24">reglas de seguridad </text:p>
        </text:list-item>
        <text:list-item>
          <text:p text:style-name="P23">restricciones estructurales </text:p>
        </text:list-item>
      </text:list>
      <text:p text:style-name="Text_20_body">Esto evita que la autonomía se vuelva destructiva.</text:p>
      <text:p text:style-name="Horizontal_20_Line"/>
      <text:h text:style-name="Heading_20_3" text:outline-level="3"><text:span text:style-name="Strong_20_Emphasis">3.6. Autonomía relacional</text:span></text:h>
      <text:p text:style-name="Text_20_body">La autonomía depende de:</text:p>
      <text:list xml:id="list2373828617" text:style-name="L12">
        <text:list-item>
          <text:p text:style-name="P26">cooperación </text:p>
        </text:list-item>
        <text:list-item>
          <text:p text:style-name="P26"><text:soft-page-break/>intercambio </text:p>
        </text:list-item>
        <text:list-item>
          <text:p text:style-name="P26">simbiosis </text:p>
        </text:list-item>
        <text:list-item>
          <text:p text:style-name="P25">coordinación </text:p>
        </text:list-item>
      </text:list>
      <text:p text:style-name="Text_20_body">No existe autonomía sin relación.</text:p>
      <text:p text:style-name="Horizontal_20_Line"/>
      <text:h text:style-name="Heading_20_3" text:outline-level="3"><text:span text:style-name="Strong_20_Emphasis">3.7. Autonomía reflexiva</text:span></text:h>
      <text:p text:style-name="Text_20_body">El sistema debe poder:</text:p>
      <text:list xml:id="list329278081" text:style-name="L13">
        <text:list-item>
          <text:p text:style-name="P28">evaluar su propia autonomía </text:p>
        </text:list-item>
        <text:list-item>
          <text:p text:style-name="P28">corregirla </text:p>
        </text:list-item>
        <text:list-item>
          <text:p text:style-name="P28">ampliarla </text:p>
        </text:list-item>
        <text:list-item>
          <text:p text:style-name="P28">reducirla </text:p>
        </text:list-item>
        <text:list-item>
          <text:p text:style-name="P27">redefinirla </text:p>
        </text:list-item>
      </text:list>
      <text:p text:style-name="Text_20_body">Esto permite auto-mejora continua.</text:p>
      <text:p text:style-name="Horizontal_20_Line"/>
      <text:h text:style-name="Heading_20_1" text:outline-level="1">4. Resumen lógico del punto</text:h>
      <text:p text:style-name="Text_20_body">Podemos condensarlo así:</text:p>
      <text:p text:style-name="Quotations"><text:span text:style-name="Strong_20_Emphasis">Dado que ningún sistema puede ser completamente autónomo,<text:line-break/>la arquitectura que minimiza el impacto del límite de autonomía es aquella que:</text:span></text:p>
      <text:list xml:id="list3689777440" text:style-name="L14">
        <text:list-item>
          <text:p text:style-name="P2">distribuye la autonomía entre módulos </text:p>
        </text:list-item>
        <text:list-item>
          <text:p text:style-name="P2">organiza la autonomía en jerarquías </text:p>
        </text:list-item>
        <text:list-item>
          <text:p text:style-name="P2">condiciona la autonomía al contexto </text:p>
        </text:list-item>
        <text:list-item>
          <text:p text:style-name="P2">adapta la autonomía con el tiempo </text:p>
        </text:list-item>
        <text:list-item>
          <text:p text:style-name="P2">mantiene un núcleo de invariantes </text:p>
        </text:list-item>
        <text:list-item>
          <text:p text:style-name="P2">define la autonomía en relación con otros sistemas </text:p>
        </text:list-item>
        <text:list-item>
          <text:p text:style-name="P1">se evalúa y corrige a sí misma recursivamente </text:p>
        </text:list-item>
      </text:list>
      <text:p text:style-name="Text_20_body">Este límite explica por qué:</text:p>
      <text:list xml:id="list389671577" text:style-name="L15">
        <text:list-item>
          <text:p text:style-name="P30">no existe agente totalmente independiente </text:p>
        </text:list-item>
        <text:list-item>
          <text:p text:style-name="P30">no existe libertad absoluta </text:p>
        </text:list-item>
        <text:list-item>
          <text:p text:style-name="P30">no existe control total </text:p>
        </text:list-item>
        <text:list-item>
          <text:p text:style-name="P30">no existe decisión sin contexto </text:p>
        </text:list-item>
        <text:list-item>
          <text:p text:style-name="P30">no existe autonomía sin restricciones </text:p>
        </text:list-item>
        <text:list-item>
          <text:p text:style-name="P29">no existe autonomía sin relación </text:p>
        </text:list-item>
      </text:list>
      <text:p text:style-name="Text_20_body">Y también explica por qué <text:span text:style-name="Strong_20_Emphasis">la vida y la inteligencia son procesos cooperativos, no entidades aisladas</text:span>.</text:p>
      <text:p text:style-name="Horizontal_20_Line"/>
      <text:p text:style-name="Text_20_body"><text:soft-page-break/>Si quieres, ahora podemos:</text:p>
      <text:list xml:id="list1645774113" text:style-name="L16">
        <text:list-item>
          <text:p text:style-name="P32">seguir con un <text:span text:style-name="Strong_20_Emphasis">punto 21</text:span> (hay uno final que cierra todo: <text:span text:style-name="Emphasis">Límites de continuidad</text:span>), </text:p>
        </text:list-item>
        <text:list-item>
          <text:p text:style-name="P32">o cerrar la lista y pasar a la <text:span text:style-name="Strong_20_Emphasis">síntesis general</text:span>, </text:p>
        </text:list-item>
        <text:list-item>
          <text:p text:style-name="P31">o empezar a construir la <text:span text:style-name="Strong_20_Emphasis">arquitectura óptima completa</text:span> a partir de los 20 límites.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0:48:13.669000000</meta:creation-date>
    <dc:date>2026-04-04T10:48:51.996000000</dc:date>
    <meta:editing-duration>PT38S</meta:editing-duration>
    <meta:editing-cycles>1</meta:editing-cycles>
    <meta:document-statistic meta:table-count="0" meta:image-count="0" meta:object-count="0" meta:page-count="6" meta:paragraph-count="135" meta:word-count="833" meta:character-count="5127" meta:non-whitespace-character-count="4427"/>
    <meta:generator>LibreOffice/7.3.5.2$Windows_X86_64 LibreOffice_project/184fe81b8c8c30d8b5082578aee2fed2ea847c01</meta:generator>
  </office:meta>
</office:document-meta>
</file>